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thodConverter.createHttpRequest( PartnerRoleMessageExchange odeMex , Http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ethodConverter.createPartElement( Part part , String text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MethodConverter.extractPartElements( Message msgDef , Elemen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ethodConverter.parseFault( PartnerRoleMessageExchange odeMex , HttpMethod metho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ttpMethodConverter.setHttpRequestHeaders( HttpMethod method , BindingOperation opBinding , Map &lt; String , Element &gt; partValues , Map &lt; String , Node &gt; headers , HttpParams param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HttpMethodConverter.extractHttpResponseHeaders( org . apache . ode . bpel . iapi . Message odeMessage , HttpMethod method , Operation operationD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tpMethodConverter.createPartElement( Part part , Element received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MethodConverter.prepareHttpMethod( BindingOperation opBinding , String verb , Map &lt; String , Element &gt; partValues , Map &lt; String , Node &gt; headers , final String rootUri , HttpParams param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HttpMethodConverter.HttpMethodConverter( Definition definition ,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thodConverter.parseHttpResponse( org . apache . ode . bpel . iapi . Message odeResponse , HttpMethod method , Operation opDe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